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0115fd">1. orgバッファを評価</text:a></text:p>
          <text:p text:style-name="Contents_20_1"><text:a xlink:type="simple" xlink:href="#org265e7f0">2. ユーティリティ関数</text:a></text:p>
          <text:p text:style-name="Contents_20_2"><text:a xlink:type="simple" xlink:href="#org59bac16">2.1. サボっていると Kyoko さんに怒られる</text:a></text:p>
          <text:p text:style-name="Contents_20_2"><text:a xlink:type="simple" xlink:href="#org1d43b3b">2.2. org-buffer を dokuwiki 形式に変換し，kill-ring に格納</text:a></text:p>
          <text:p text:style-name="Contents_20_2"><text:a xlink:type="simple" xlink:href="#org4e54cb6">2.3. コンソールでカレントバッファのあるディレクトリに移動する</text:a></text:p>
          <text:p text:style-name="Contents_20_2"><text:a xlink:type="simple" xlink:href="#orgabe1b71">2.4. ファイルに含まれるテーブルを使って定時にアラートを表示する</text:a></text:p>
          <text:p text:style-name="Contents_20_2"><text:a xlink:type="simple" xlink:href="#org277bc31">2.5. 頻繁に利用するファイルをring形式でたどる</text:a></text:p>
          <text:p text:style-name="Contents_20_2"><text:a xlink:type="simple" xlink:href="#org1f7c968">2.6. 引数のorgバッファを開く</text:a></text:p>
          <text:p text:style-name="Contents_20_2"><text:a xlink:type="simple" xlink:href="#org3cf2d73">2.7. orgバッファにいつものヘッダを追加する</text:a></text:p>
          <text:p text:style-name="Contents_20_2"><text:a xlink:type="simple" xlink:href="#orge2ad376">2.8. 議事録ひな形を書き入れる</text:a></text:p>
          <text:p text:style-name="Contents_20_2"><text:a xlink:type="simple" xlink:href="#orgdc06acd">2.9. ランダムの文字列を取得する</text:a></text:p>
          <text:p text:style-name="Contents_20_2"><text:a xlink:type="simple" xlink:href="#org72558fb">2.10. Auto-install をセットアップする</text:a></text:p>
          <text:p text:style-name="Contents_20_2"><text:a xlink:type="simple" xlink:href="#orgcbea3be">2.11. 行頭に" - "を挿入する</text:a></text:p>
          <text:p text:style-name="Contents_20_2"><text:a xlink:type="simple" xlink:href="#org9e362ea">2.12. <text:span text:style-name="OrgTodo">TODO</text:span> " - "と" - [ ] "をサイクルさせる</text:a></text:p>
          <text:p text:style-name="Contents_20_2"><text:a xlink:type="simple" xlink:href="#orgadda3be">2.13. <text:span text:style-name="OrgTodo">TODO</text:span> リージョン内のブリッツを操作する</text:a></text:p>
          <text:p text:style-name="Contents_20_2"><text:a xlink:type="simple" xlink:href="#org51470ec">2.14. 日付などを簡単に挿入する</text:a></text:p>
          <text:p text:style-name="Contents_20_3"><text:a xlink:type="simple" xlink:href="#orgb3d7da5">2.14.1. キーバインド</text:a></text:p>
          <text:p text:style-name="Contents_20_2"><text:a xlink:type="simple" xlink:href="#org320c36b">2.15. XHTMLを利用したガントチャート生成</text:a></text:p>
          <text:p text:style-name="Contents_20_2"><text:a xlink:type="simple" xlink:href="#org40ef01b">2.16. 定期実行関数</text:a></text:p>
          <text:p text:style-name="Contents_20_2"><text:a xlink:type="simple" xlink:href="#org69b63f2">2.17. ブラウザの設定</text:a></text:p>
          <text:p text:style-name="Contents_20_2"><text:a xlink:type="simple" xlink:href="#org612678f">2.18. ミニバッファに日時を表示</text:a></text:p>
          <text:p text:style-name="Contents_20_2"><text:a xlink:type="simple" xlink:href="#orga71e0c6">2.19. バックアップファイルの削除</text:a></text:p>
          <text:p text:style-name="Contents_20_2"><text:a xlink:type="simple" xlink:href="#orgc14286b">2.20. chomp</text:a></text:p>
          <text:p text:style-name="Contents_20_2"><text:a xlink:type="simple" xlink:href="#org922207d">2.21. iTerm2.app を呼び出す関数</text:a></text:p>
          <text:p text:style-name="Contents_20_2"><text:a xlink:type="simple" xlink:href="#org4a512f3">2.22. lingr にログインする</text:a></text:p>
          <text:p text:style-name="Contents_20_2"><text:a xlink:type="simple" xlink:href="#org6a2442c">2.23. 特定のファイルを Dropbox 以下にバックアップする</text:a></text:p>
          <text:p text:style-name="Contents_20_2"><text:a xlink:type="simple" xlink:href="#org17383d2">2.24. ゴミ箱を空にする <text:span text:style-name="OrgTags">[<text:span text:style-name="OrgTag">Mac</text:span>]</text:span></text:a></text:p>
          <text:p text:style-name="Contents_20_2"><text:a xlink:type="simple" xlink:href="#org5e92a3b">2.25. その他</text:a></text:p>
          <text:p text:style-name="Contents_20_1"><text:a xlink:type="simple" xlink:href="#org8d0be87">3. 未設定／テスト中</text:a></text:p>
          <text:p text:style-name="Contents_20_2"><text:a xlink:type="simple" xlink:href="#orgaf407ce">3.1. byte-compile の警告を抑制する</text:a></text:p>
          <text:p text:style-name="Contents_20_2"><text:a xlink:type="simple" xlink:href="#org8302da1">3.2. [window-resizer.el] 分割したウィンドウサイズを変更する</text:a></text:p>
          <text:p text:style-name="Contents_20_2"><text:a xlink:type="simple" xlink:href="#orgcff3ea5">3.3. [idle-requie]</text:a></text:p>
          <text:p text:style-name="Contents_20_2"><text:a xlink:type="simple" xlink:href="#org8ee049c">3.4. [pdf-preview]</text:a></text:p>
          <text:p text:style-name="Contents_20_2"><text:a xlink:type="simple" xlink:href="#orge728b72">3.5. [EasyPG]</text:a></text:p>
          <text:p text:style-name="Contents_20_2"><text:a xlink:type="simple" xlink:href="#org5d39783">3.6. [eblook]</text:a></text:p>
          <text:p text:style-name="Contents_20_2"><text:a xlink:type="simple" xlink:href="#org00a2694">3.7. [iBuffer]</text:a></text:p>
          <text:p text:style-name="Contents_20_2"><text:a xlink:type="simple" xlink:href="#orgc28c7e4">3.8. UUID をファイル名にして所定のディレクトリにコピー／移動</text:a></text:p>
          <text:p text:style-name="Contents_20_2"><text:a xlink:type="simple" xlink:href="#org50d7360">3.9. キーバインド</text:a></text:p>
          <text:p text:style-name="Contents_20_1"><text:a xlink:type="simple" xlink:href="#org6ece8cb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10115fd"/>
<text:bookmark text:name="org10115fd"/>orgバッファを評価
<text:bookmark-end text:name="OrgXref.org10115fd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LastLine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265e7f0"/>
<text:bookmark text:name="org265e7f0"/>ユーティリティ関数
<text:bookmark-end text:name="OrgXref.org265e7f0"/></text:h>
      <text:h text:style-name="Heading_20_2" text:outline-level="2" text:is-list-header="false">
<text:bookmark-start text:name="OrgXref.org59bac16"/>
<text:bookmark text:name="org59bac16"/>サボっていると Kyoko さんに怒られる
<text:bookmark-end text:name="OrgXref.org59bac16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if</text:span><text:s/>kyoko-mad-mode</text:p>
      <text:p text:style-name="OrgSrcBlock"><text:s/><text:s/><text:s/><text:s/><text:s/><text:s/>(message<text:s/><text:span text:style-name="OrgSrcFontLockStringFace">"Kyoko<text:s/>mad<text:s/>mode:<text:s/>ON"</text:span>)</text:p>
      <text:p text:style-name="OrgSrcBlock"><text:s/><text:s/><text:s/><text:s/>(message<text:s/><text:span text:style-name="OrgSrcFontLockStringFace">"Kyoko<text:s/>mad<text:s/>mode:<text:s/>OFF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1d43b3b"/>
<text:bookmark text:name="org1d43b3b"/>org-buffer を dokuwiki 形式に変換し，kill-ring に格納
<text:bookmark-end text:name="OrgXref.org1d43b3b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4e54cb6"/>
<text:bookmark text:name="org4e54cb6"/>コンソールでカレントバッファのあるディレクトリに移動する
<text:bookmark-end text:name="OrgXref.org4e54cb6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-in-terminal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abe1b71"/>
<text:bookmark text:name="orgabe1b71"/>ファイルに含まれるテーブルを使って定時にアラートを表示する
<text:bookmark-end text:name="OrgXref.orgabe1b71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-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277bc31"/>
<text:bookmark text:name="org277bc31"/>頻繁に利用するファイルをring形式でたどる
<text:bookmark-end text:name="OrgXref.org277bc31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1f7c968"/>
<text:bookmark text:name="org1f7c968"/>引数のorgバッファを開く
<text:bookmark-end text:name="OrgXref.org1f7c96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3cf2d73"/>
<text:bookmark text:name="org3cf2d73"/>orgバッファにいつものヘッダを追加する
<text:bookmark-end text:name="OrgXref.org3cf2d7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e2ad376"/>
<text:bookmark text:name="orge2ad376"/>議事録ひな形を書き入れる
<text:bookmark-end text:name="OrgXref.orge2ad37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dc06acd"/>
<text:bookmark text:name="orgdc06acd"/>ランダムの文字列を取得する
<text:bookmark-end text:name="OrgXref.orgdc06acd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72558fb"/>
<text:bookmark text:name="org72558fb"/>Auto-install をセットアップする
<text:bookmark-end text:name="OrgXref.org72558fb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cbea3be"/>
<text:bookmark text:name="orgcbea3be"/>行頭に" - "を挿入する
<text:bookmark-end text:name="OrgXref.orgcbea3b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9e362ea"/>
<text:bookmark text:name="org9e362ea"/><text:span text:style-name="OrgTodo">TODO</text:span> " - "と" - [ ] "をサイクルさせる
<text:bookmark-end text:name="OrgXref.org9e362ea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adda3be"/>
<text:bookmark text:name="orgadda3be"/><text:span text:style-name="OrgTodo">TODO</text:span> リージョン内のブリッツを操作する
<text:bookmark-end text:name="OrgXref.orgadda3b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51470ec"/>
<text:bookmark text:name="org51470ec"/>日付などを簡単に挿入する
<text:bookmark-end text:name="OrgXref.org51470ec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b3d7da5"/>
<text:bookmark text:name="orgb3d7da5"/>キーバインド
<text:bookmark-end text:name="OrgXref.orgb3d7da5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2" text:outline-level="2" text:is-list-header="false">
<text:bookmark-start text:name="OrgXref.org320c36b"/>
<text:bookmark text:name="org320c36b"/>XHTMLを利用したガントチャート生成
<text:bookmark-end text:name="OrgXref.org320c36b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40ef01b"/>
<text:bookmark text:name="org40ef01b"/>定期実行関数
<text:bookmark-end text:name="OrgXref.org40ef01b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69b63f2"/>
<text:bookmark text:name="org69b63f2"/>ブラウザの設定
<text:bookmark-end text:name="OrgXref.org69b63f2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612678f"/>
<text:bookmark text:name="org612678f"/>ミニバッファに日時を表示
<text:bookmark-end text:name="OrgXref.org612678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.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W:%W<text:s/>@"</text:span>)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-date)</text:p>
      <text:h text:style-name="Heading_20_2" text:outline-level="2" text:is-list-header="false">
<text:bookmark-start text:name="OrgXref.orga71e0c6"/>
<text:bookmark text:name="orga71e0c6"/>バックアップファイルの削除
<text:bookmark-end text:name="OrgXref.orga71e0c6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c14286b"/>
<text:bookmark text:name="orgc14286b"/>chomp
<text:bookmark-end text:name="OrgXref.orgc14286b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922207d"/>
<text:bookmark text:name="org922207d"/>iTerm2.app を呼び出す関数
<text:bookmark-end text:name="OrgXref.org922207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4a512f3"/>
<text:bookmark text:name="org4a512f3"/>lingr にログインする
<text:bookmark-end text:name="OrgXref.org4a512f3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6a2442c"/>
<text:bookmark text:name="org6a2442c"/>特定のファイルを Dropbox 以下にバックアップする
<text:bookmark-end text:name="OrgXref.org6a2442c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17383d2"/>
<text:bookmark text:name="org17383d2"/>ゴミ箱を空にする<text:tab/><text:span text:style-name="OrgTags">[<text:span text:style-name="OrgTag">Mac</text:span>]</text:span>
<text:bookmark-end text:name="OrgXref.org17383d2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5e92a3b"/>
<text:bookmark text:name="org5e92a3b"/>その他
<text:bookmark-end text:name="OrgXref.org5e92a3b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8d0be87"/>
<text:bookmark text:name="org8d0be87"/>未設定／テスト中
<text:bookmark-end text:name="OrgXref.org8d0be87"/></text:h>
      <text:h text:style-name="Heading_20_2" text:outline-level="2" text:is-list-header="false">
<text:bookmark-start text:name="OrgXref.orgaf407ce"/>
<text:bookmark text:name="orgaf407ce"/>byte-compile の警告を抑制する
<text:bookmark-end text:name="OrgXref.orgaf407ce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8302da1"/>
<text:bookmark text:name="org8302da1"/>[window-resizer.el] 分割したウィンドウサイズを変更する
<text:bookmark-end text:name="OrgXref.org8302da1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cff3ea5"/>
<text:bookmark text:name="orgcff3ea5"/>[idle-requie]
<text:bookmark-end text:name="OrgXref.orgcff3ea5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8ee049c"/>
<text:bookmark text:name="org8ee049c"/>[pdf-preview]
<text:bookmark-end text:name="OrgXref.org8ee049c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e728b72"/>
<text:bookmark text:name="orge728b72"/>[EasyPG]
<text:bookmark-end text:name="OrgXref.orge728b72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5d39783"/>
<text:bookmark text:name="org5d39783"/>[eblook]
<text:bookmark-end text:name="OrgXref.org5d39783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00a2694"/>
<text:bookmark text:name="org00a2694"/>[iBuffer]
<text:bookmark-end text:name="OrgXref.org00a2694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c28c7e4"/>
<text:bookmark text:name="orgc28c7e4"/>UUID をファイル名にして所定のディレクトリにコピー／移動
<text:bookmark-end text:name="OrgXref.orgc28c7e4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50d7360"/>
<text:bookmark text:name="org50d7360"/>キーバインド
<text:bookmark-end text:name="OrgXref.org50d7360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6ece8cb"/>
<text:bookmark text:name="org6ece8cb"/>provide
<text:bookmark-end text:name="OrgXref.org6ece8cb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cfcb9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966cc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66cc9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6b6c2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e5c07b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8c37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d19a66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98c379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61afef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c678dd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ff982d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9-17T02:28:52</dc:date>
    <meta:creation-date>2018-09-17T02:28:52</meta:creation-date>
    <meta:generator>Emacs 26.1 (Org mode 9.1.13)</meta:generator>
    <meta:keyword/>
    <dc:subject/>
    <dc:title>ユーティリティ関数群</dc:title>
  </office:meta>
</office:document-meta>
</file>